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6cm" presentation:class="title" presentation:user-transformed="true">
          <draw:text-box>
            <text:p>INTELLI-SEARCH</text:p>
          </draw:text-box>
        </draw:frame>
        <draw:frame presentation:style-name="pr2" draw:text-style-name="P1" draw:layer="layout" svg:width="26cm" svg:height="5.5cm" svg:x="2cm" svg:y="6.8cm" presentation:class="subtitle" presentation:user-transformed="true">
          <draw:text-box>
            <text:p>A Vertical Search Engine on AI accademic papers.</text:p>
          </draw:text-box>
        </draw:frame>
        <draw:frame draw:style-name="gr1" draw:text-style-name="P2" draw:layer="layout" svg:width="7.4cm" svg:height="0.988cm" svg:x="0.4cm" svg:y="19cm">
          <draw:text-box>
            <text:p>Ruben Biskupec</text:p>
          </draw:text-box>
        </draw:frame>
        <draw:frame draw:style-name="gr1" draw:text-style-name="P2" draw:layer="layout" svg:width="6.8cm" svg:height="0.988cm" svg:x="20.8cm" svg:y="18.8cm">
          <draw:text-box>
            <text:p>Lorenzo Lucchin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6cm" svg:height="14cm" svg:x="0.6cm" svg:y="4.6cm" presentation:class="outline" presentation:user-transformed="true">
          <draw:text-box>
            <text:list text:style-name="L2">
              <text:list-header>
                <text:p>“We got too many articles on AI, let’s change people’s life”</text:p>
              </text:list-header>
            </text:list>
          </draw:text-box>
        </draw:frame>
        <draw:frame draw:style-name="gr1" draw:text-style-name="P2" draw:layer="layout" svg:width="9.4cm" svg:height="0.988cm" svg:x="16.4cm" svg:y="9.4cm">
          <draw:text-box>
            <text:p>Andrew Ng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eb-Scraping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1">Downloaded more than 1000 papers, sources:</text:span></text:p>
                <text:p text:style-name="P3"><text:span text:style-name="T1">ScienceDirect</text:span></text:p>
                <text:p text:style-name="P3"><text:span text:style-name="T1">ieee.org</text:span></text:p>
              </text:list-item>
              <text:list-item>
                <text:p text:style-name="P3"><text:span text:style-name="T1">APIs:</text:span></text:p>
                <text:p text:style-name="P3"><text:span text:style-name="T1">iee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DF-&gt;PNG-&gt;TXT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1">Converted all the docs from pdf to png, with python library: pdf2image</text:span></text:p>
              </text:list-item>
              <text:list-item>
                <text:p text:style-name="P3"><text:span text:style-name="T1">Tesseract OCR Engine has been used to convert png files to high-fidelity text</text:span></text:p>
                <text:p text:style-name="P3"><text:span text:style-name="T1">see scripts: pdf-to-image.py, png-to-txt.py</text:span></text:p>
                <text:p text:style-name="P3"><text:span text:style-name="T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e-Processing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3">
              <text:list-item>
                <text:p text:style-name="P4"><text:span text:style-name="T2">Lexical </text:span><text:span text:style-name="T2">Analysis of the </text:span><text:span text:style-name="T2">text</text:span></text:p>
              </text:list-item>
              <text:list-item>
                <text:p text:style-name="P4"><text:span text:style-name="T2">Elimination of </text:span><text:span text:style-name="T2">stopwords</text:span></text:p>
              </text:list-item>
              <text:list-item>
                <text:p text:style-name="P4"><text:span text:style-name="T2">Stemming of </text:span><text:span text:style-name="T2">the remaining </text:span><text:span text:style-name="T2">words</text:span></text:p>
                <text:p text:style-name="P4"><text:span text:style-name="T2">see script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21:50:08.709951392</meta:creation-date>
    <meta:editing-duration>PT15M39S</meta:editing-duration>
    <meta:editing-cycles>5</meta:editing-cycles>
    <meta:generator>LibreOffice/6.1.5.2$Linux_X86_64 LibreOffice_project/10$Build-2</meta:generator>
    <dc:title>Midnightblue</dc:title>
    <dc:date>2020-12-09T22:26:19.867683678</dc:date>
    <meta:document-statistic meta:object-count="79"/>
  </office:meta>
</office:document-meta>
</file>